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35B17ABA3AF5523ED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5.85cm" fo:min-width="11.6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95cm" fo:min-width="10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fo:min-height="0.723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3.65cm" fo:min-width="10.6cm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3.15cm" fo:min-width="9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7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1.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9.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4cm"/>
      <style:paragraph-properties style:writing-mode="lr-tb"/>
    </style:style>
    <style:style style:name="gr15" style:family="graphic" style:parent-style-name="standard">
      <style:graphic-properties svg:stroke-color="#000000" draw:marker-start="Arrow" draw:marker-start-width="0.3cm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3.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3.4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fo:min-height="0.433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fo:min-height="0.522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05cm" fo:min-width="4.7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marker-start="Arrow" draw:marker-start-width="0.3cm" draw:textarea-vertical-align="middle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7.249cm" fo:min-width="11.6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4.749cm" fo:min-width="10.6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6.75cm" fo:min-width="9.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8.1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5cm" fo:min-width="1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8.2cm"/>
      <style:paragraph-properties style:writing-mode="lr-tb"/>
    </style:style>
    <style:style style:name="gr30" style:family="graphic" style:parent-style-name="standard">
      <style:graphic-properties draw:fill-color="#355269" draw:textarea-horizontal-align="justify" draw:textarea-vertical-align="middle" draw:auto-grow-height="false" fo:min-height="0.35cm" fo:min-width="0.9cm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top" draw:auto-grow-height="false" fo:min-height="1.35cm" fo:min-width="8.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3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3.4cm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3.95cm" fo:min-width="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5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85cm" fo:min-width="2.6cm"/>
      <style:paragraph-properties style:writing-mode="lr-tb"/>
    </style:style>
    <style:style style:name="gr37" style:family="graphic" style:parent-style-name="standard">
      <style:graphic-properties draw:fill-color="#355269" draw:textarea-horizontal-align="justify" draw:textarea-vertical-align="middle" draw:auto-grow-height="false" fo:min-height="0.35cm" fo:min-width="2.6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6.749cm" fo:min-width="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949cm" fo:min-width="5.5cm"/>
      <style:paragraph-properties style:writing-mode="lr-tb"/>
    </style:style>
    <style:style style:name="P1" style:family="paragraph">
      <loext:graphic-properties draw:fill-color="#b4c7dc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start" style:writing-mode="lr-tb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9pt" fo:font-weight="bold" style:font-size-asian="9pt" style:font-size-complex="9pt"/>
    </style:style>
    <style:style style:name="P12" style:family="paragraph">
      <loext:graphic-properties draw:fill-color="#355269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text-align="center" style:writing-mode="lr-tb"/>
      <style:text-properties fo:font-size="9pt" fo:font-style="italic" fo:font-weight="bold" style:font-size-asian="9pt" style:font-size-complex="9pt"/>
    </style:style>
    <style:style style:name="P16" style:family="paragraph">
      <style:paragraph-properties fo:text-align="center" style:writing-mode="lr-tb"/>
      <style:text-properties fo:font-size="9pt" fo:font-style="normal" fo:font-weight="normal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9pt" fo:font-weight="bold" style:font-size-asian="9pt" style:font-size-complex="9pt"/>
    </style:style>
    <style:style style:name="T9" style:family="text">
      <style:text-properties fo:font-size="9pt" fo:font-style="italic" fo:font-weight="bold" style:font-size-asian="9pt" style:font-size-complex="9pt"/>
    </style:style>
    <style:style style:name="T10" style:family="text">
      <style:text-properties fo:font-size="9pt" fo:font-style="normal" fo:font-weight="normal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16.1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.2cm" svg:x="1.7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1.8cm" svg:y="2.7cm">
          <text:p text:style-name="P2"><text:span text:style-name="T1">all topic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3.6cm" svg:y="2.7cm">
          <text:p text:style-name="P2"><text:span text:style-name="T1">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5.4cm" svg:y="2.7cm">
          <text:p text:style-name="P2"><text:span text:style-name="T1">footba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7.1cm" svg:y="2.7cm">
          <text:p text:style-name="P2"><text:span text:style-name="T1">coo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10.5cm" svg:y="2.7cm">
          <text:p text:style-name="P2"><text:span text:style-name="T1">Sign-in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531cm" svg:height="0.6cm" svg:x="12.1cm" svg:y="2.7cm">
          <draw:image xlink:href="Pictures/10000000000003480000035B17ABA3AF5523EDDA.png" xlink:type="simple" xlink:show="embed" xlink:actuate="onLoad" loext:mime-type="image/png">
            <text:p/>
          </draw:image>
        </draw:frame>
        <draw:frame draw:style-name="gr6" draw:text-style-name="P4" draw:layer="layout" svg:width="12cm" svg:height="0.973cm" svg:x="1.3cm" svg:y="1.027cm">
          <draw:text-box>
            <text:p><text:span text:style-name="T2">“</text:span><text:span text:style-name="T2">/” <text:s text:c="2"/>“/</text:span><text:span text:style-name="T3">articles</text:span><text:span text:style-name="T4">[?</text:span><text:span text:style-name="T2">topic&amp;order&amp;sort_by]”</text:span></text:p>
          </draw:text-box>
        </draw:frame>
        <draw:custom-shape draw:style-name="gr7" draw:text-style-name="P1" draw:layer="layout" svg:width="11.1cm" svg:height="13.9cm" svg:x="1.7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cm" svg:height="3.4cm" svg:x="2.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4cm" svg:y="7.3cm">
          <text:p text:style-name="P2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cm" svg:height="0.6cm" svg:x="4cm" svg:y="7.3cm">
          <text:p text:style-name="P2"><text:span text:style-name="T1">Title 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4cm" svg:y="8.2cm">
          <text:p text:style-name="P2"><text:span text:style-name="T1">Topi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0.6cm" svg:x="5.1cm" svg:y="8.2cm">
          <text:p text:style-name="P2"><text:span text:style-name="T1">Xx vo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2cm" svg:height="0.6cm" svg:x="9.8cm" svg:y="8.2cm">
          <text:p text:style-name="P2"><text:span text:style-name="T1">Yy com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cm" svg:height="3.4cm" svg:x="2.1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4cm" svg:y="10.8cm">
          <text:p text:style-name="P2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cm" svg:height="0.6cm" svg:x="4cm" svg:y="10.8cm">
          <text:p text:style-name="P2"><text:span text:style-name="T1">Title 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4cm" svg:y="11.7cm">
          <text:p text:style-name="P2"><text:span text:style-name="T1">Topi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0.6cm" svg:x="5.1cm" svg:y="11.7cm">
          <text:p text:style-name="P2"><text:span text:style-name="T1">Xx vo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2cm" svg:height="0.6cm" svg:x="9.8cm" svg:y="11.7cm">
          <text:p text:style-name="P2"><text:span text:style-name="T1">Yy com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cm" svg:height="3.4cm" svg:x="2.1cm" svg:y="1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4cm" svg:y="14.4cm">
          <text:p text:style-name="P2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cm" svg:height="0.6cm" svg:x="4cm" svg:y="14.4cm">
          <text:p text:style-name="P2"><text:span text:style-name="T1">Title 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4cm" svg:y="15.3cm">
          <text:p text:style-name="P2"><text:span text:style-name="T1">Topi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0.6cm" svg:x="5.1cm" svg:y="15.3cm">
          <text:p text:style-name="P2"><text:span text:style-name="T1">Xx vo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2cm" svg:height="0.6cm" svg:x="9.8cm" svg:y="15.3cm">
          <text:p text:style-name="P2"><text:span text:style-name="T1">Yy comm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cm" svg:height="0.6cm" svg:x="2.4cm" svg:y="4.9cm">
          <text:p text:style-name="P2"><text:span text:style-name="T1">order: ASC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cm" svg:height="0.6cm" svg:x="5.2cm" svg:y="4.9cm">
          <text:p text:style-name="P2"><text:span text:style-name="T1">sort_by: d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6cm" svg:height="0.6cm" svg:x="2.4cm" svg:y="5.6cm">
          <text:p text:style-name="P2"><text:span text:style-name="T1">All Articles / Current Topic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cm" svg:height="1.6cm" svg:x="13.9cm" svg:y="2.7cm">
          <text:p text:style-name="P5"><text:span text:style-name="T1">&lt;</text:span><text:span text:style-name="T5">Nav</text:span><text:span text:style-name="T1">&gt;</text:span></text:p>
          <text:p text:style-name="P5"><text:span text:style-name="T1"/></text:p>
          <text:p text:style-name="P5"><text:span text:style-name="T1">State: topics[]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8cm" svg:y1="3.5cm" svg:x2="14cm" svg:y2="3.5cm">
          <text:p/>
        </draw:line>
        <draw:custom-shape draw:style-name="gr16" draw:text-style-name="P5" draw:layer="layout" svg:width="3.9cm" svg:height="2.3cm" svg:x="14cm" svg:y="7.1cm">
          <text:p text:style-name="P5"><text:span text:style-name="T1">&lt;</text:span><text:span text:style-name="T5">Articles</text:span><text:span text:style-name="T1">&gt;</text:span></text:p>
          <text:p text:style-name="P5"><text:span text:style-name="T1"/></text:p>
          <text:p text:style-name="P5"><text:span text:style-name="T1">State: articles[{}, {}]</text:span></text:p>
          <text:p text:style-name="P5"><text:span text:style-name="T1">State: order</text:span></text:p>
          <text:p text:style-name="P5"><text:span text:style-name="T1">State: sort_by</text:span></text:p>
          <text:p text:style-name="P7"><text:span text:style-name="T1">State: currentTopic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801cm" svg:y1="8cm" svg:x2="14.001cm" svg:y2="8cm">
          <text:p/>
        </draw:line>
        <draw:custom-shape draw:style-name="gr17" draw:text-style-name="P5" draw:layer="layout" svg:width="3.9cm" svg:height="1.3cm" svg:x="13.9cm" svg:y="1.2cm">
          <text:p text:style-name="P5"><text:span text:style-name="T1">&lt;</text:span><text:span text:style-name="T5">App</text:span><text:span text:style-name="T1">&gt;</text:span></text:p>
          <text:p text:style-name="P5"><text:span text:style-name="T1"/></text:p>
          <text:p text:style-name="P5"><text:span text:style-name="T1">State: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3.3cm" svg:y1="2.3cm" svg:x2="14.001cm" svg:y2="2.3cm">
          <text:p/>
        </draw:line>
        <draw:frame draw:style-name="gr18" draw:text-style-name="P8" draw:layer="layout" svg:width="1.6cm" svg:height="0.683cm" svg:x="18.3cm" svg:y="1.427cm">
          <draw:text-box>
            <text:p><text:span text:style-name="T6">App</text:span></text:p>
          </draw:text-box>
        </draw:frame>
        <draw:frame draw:style-name="gr18" draw:text-style-name="P8" xml:id="id6" draw:id="id6" draw:layer="layout" svg:width="1.6cm" svg:height="0.683cm" svg:x="18.3cm" svg:y="1.428cm">
          <draw:text-box>
            <text:p><text:span text:style-name="T6">App</text:span></text:p>
          </draw:text-box>
        </draw:frame>
        <draw:frame draw:style-name="gr18" draw:text-style-name="P8" xml:id="id1" draw:id="id1" draw:layer="layout" svg:width="1.6cm" svg:height="0.683cm" svg:x="20.6cm" svg:y="2.528cm">
          <draw:text-box>
            <text:p><text:span text:style-name="T6">Nav</text:span></text:p>
          </draw:text-box>
        </draw:frame>
        <draw:frame draw:style-name="gr19" draw:text-style-name="P8" draw:layer="layout" svg:width="1.7cm" svg:height="0.772cm" svg:x="20.6cm" svg:y="3.628cm">
          <draw:text-box>
            <text:p><text:span text:style-name="T6">SignIn</text:span></text:p>
          </draw:text-box>
        </draw:frame>
        <draw:frame draw:style-name="gr18" draw:text-style-name="P8" xml:id="id2" draw:id="id2" draw:layer="layout" svg:width="1.8cm" svg:height="0.683cm" svg:x="20.6cm" svg:y="6.2cm">
          <draw:text-box>
            <text:p><text:span text:style-name="T6">Articles</text:span></text:p>
          </draw:text-box>
        </draw:frame>
        <draw:frame draw:style-name="gr20" draw:text-style-name="P8" xml:id="id3" draw:id="id3" draw:layer="layout" svg:width="3.3cm" svg:height="0.7cm" svg:x="22.6cm" svg:y="7.3cm">
          <draw:text-box>
            <text:p><text:span text:style-name="T6">Article Card</text:span></text:p>
          </draw:text-box>
        </draw:frame>
        <draw:custom-shape draw:style-name="gr21" draw:text-style-name="P5" draw:layer="layout" svg:width="5.2cm" svg:height="2.3cm" svg:x="13.9cm" svg:y="11.1cm">
          <text:p text:style-name="P5"><text:span text:style-name="T1">&lt;</text:span><text:span text:style-name="T5">Article card</text:span><text:span text:style-name="T1">&gt;</text:span></text:p>
          <text:p text:style-name="P5"><text:span text:style-name="T1"/></text:p>
          <text:p text:style-name="P5"><text:span text:style-name="T1">Props: </text:span></text:p>
          <text:p text:style-name="P5"><text:span text:style-name="T1">Title, Topic, Votes, Comment count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1cm" svg:y1="12.2cm" svg:x2="14.002cm" svg:y2="12.2cm">
          <text:p/>
        </draw:line>
        <draw:frame draw:style-name="gr18" draw:text-style-name="P8" xml:id="id4" draw:id="id4" draw:layer="layout" svg:width="1.8cm" svg:height="0.683cm" svg:x="20.6cm" svg:y="8.301cm">
          <draw:text-box>
            <text:p><text:span text:style-name="T6">Article</text:span></text:p>
          </draw:text-box>
        </draw:frame>
        <draw:frame draw:style-name="gr20" draw:text-style-name="P8" xml:id="id5" draw:id="id5" draw:layer="layout" svg:width="3.3cm" svg:height="0.7cm" svg:x="22.6cm" svg:y="9.3cm">
          <draw:text-box>
            <text:p><text:span text:style-name="T6">Comments</text:span></text:p>
          </draw:text-box>
        </draw:frame>
        <draw:frame draw:style-name="gr20" draw:text-style-name="P8" xml:id="id7" draw:id="id7" draw:layer="layout" svg:width="3.3cm" svg:height="0.7cm" svg:x="25.3cm" svg:y="10.5cm">
          <draw:text-box>
            <text:p><text:span text:style-name="T6">Post Comment</text:span></text:p>
          </draw:text-box>
        </draw:frame>
        <draw:frame draw:style-name="gr20" draw:text-style-name="P8" xml:id="id9" draw:id="id9" draw:layer="layout" svg:width="3.3cm" svg:height="0.7cm" svg:x="25.3cm" svg:y="11.9cm">
          <draw:text-box>
            <text:p><text:span text:style-name="T6">Comment Card</text:span></text:p>
          </draw:text-box>
        </draw:frame>
        <draw:connector draw:style-name="gr22" draw:text-style-name="P9" draw:layer="layout" draw:type="line" svg:x1="19.171cm" svg:y1="2.862cm" svg:x2="20.6cm" svg:y2="2.869cm" draw:end-shape="id1" draw:end-glue-point="3" svg:d="M19171 2862l1429 7" svg:viewBox="0 0 1430 8">
          <text:p/>
        </draw:connector>
        <draw:line draw:style-name="gr23" draw:text-style-name="P6" draw:layer="layout" svg:x1="20.6cm" svg:y1="4.1cm" svg:x2="19.1cm" svg:y2="4.1cm">
          <text:p/>
        </draw:line>
        <draw:line draw:style-name="gr23" draw:text-style-name="P6" draw:layer="layout" svg:x1="20.5cm" svg:y1="6.6cm" svg:x2="19.1cm" svg:y2="6.6cm">
          <text:p/>
        </draw:line>
        <draw:connector draw:style-name="gr22" draw:text-style-name="P9" draw:layer="layout" svg:x1="21.5cm" svg:y1="6.883cm" svg:x2="22.6cm" svg:y2="7.65cm" draw:start-shape="id2" draw:start-glue-point="2" draw:end-shape="id3" draw:end-glue-point="3" svg:d="M21500 6883v767h1100" svg:viewBox="0 0 1101 768">
          <text:p/>
        </draw:connector>
        <draw:connector draw:style-name="gr22" draw:text-style-name="P9" draw:layer="layout" svg:x1="21.5cm" svg:y1="8.984cm" svg:x2="22.6cm" svg:y2="9.65cm" draw:start-shape="id4" draw:start-glue-point="2" draw:end-shape="id5" draw:end-glue-point="3" svg:d="M21500 8984v666h1100" svg:viewBox="0 0 1101 667">
          <text:p/>
        </draw:connector>
        <draw:connector draw:style-name="gr22" draw:text-style-name="P9" draw:layer="layout" svg:x1="19.1cm" svg:y1="2.111cm" svg:x2="20.6cm" svg:y2="8.642cm" draw:start-shape="id6" draw:start-glue-point="2" draw:end-shape="id4" draw:end-glue-point="3" svg:d="M19100 2111v6531h1500" svg:viewBox="0 0 1501 6532">
          <text:p/>
        </draw:connector>
        <draw:connector draw:style-name="gr22" draw:text-style-name="P9" xml:id="id8" draw:id="id8" draw:layer="layout" svg:x1="24.25cm" svg:y1="10cm" svg:x2="25.3cm" svg:y2="10.85cm" draw:start-shape="id5" draw:start-glue-point="2" draw:end-shape="id7" svg:d="M24250 10000v850h1050" svg:viewBox="0 0 1051 851">
          <text:p/>
        </draw:connector>
        <draw:connector draw:style-name="gr22" draw:text-style-name="P9" draw:layer="layout" svg:x1="24.25cm" svg:y1="10.85cm" svg:x2="25.3cm" svg:y2="12.25cm" draw:start-shape="id8" draw:start-glue-point="0" draw:end-shape="id9" svg:d="M24250 10850v1400h1050" svg:viewBox="0 0 1051 1401">
          <text:p/>
        </draw:connector>
        <draw:frame draw:style-name="gr19" draw:text-style-name="P8" draw:layer="layout" svg:width="1.7cm" svg:height="0.772cm" svg:x="20.6cm" svg:y="4.728cm">
          <draw:text-box>
            <text:p><text:span text:style-name="T6">Profile</text:span></text:p>
          </draw:text-box>
        </draw:frame>
        <draw:line draw:style-name="gr23" draw:text-style-name="P6" draw:layer="layout" svg:x1="20.6cm" svg:y1="5.2cm" svg:x2="19.1cm" svg:y2="5.2cm">
          <text:p/>
        </draw:line>
      </draw:page>
      <draw:page draw:name="page2" draw:style-name="dp1" draw:master-page-name="Default">
        <draw:custom-shape draw:style-name="gr24" draw:text-style-name="P1" draw:layer="layout" svg:width="12.1cm" svg:height="17.499cm" svg:x="1.3cm" svg:y="2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.2cm" svg:x="1.7cm" svg:y="2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1.8cm" svg:y="2.701cm">
          <text:p text:style-name="P2"><text:span text:style-name="T1">all topic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3.6cm" svg:y="2.701cm">
          <text:p text:style-name="P2"><text:span text:style-name="T1">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5.4cm" svg:y="2.701cm">
          <text:p text:style-name="P2"><text:span text:style-name="T1">footba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6cm" svg:x="7.1cm" svg:y="2.701cm">
          <text:p text:style-name="P2"><text:span text:style-name="T1">coo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10.5cm" svg:y="2.701cm">
          <text:p text:style-name="P2"><text:span text:style-name="T1">Sign-in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531cm" svg:height="0.6cm" svg:x="12.1cm" svg:y="2.701cm">
          <draw:image xlink:href="Pictures/10000000000003480000035B17ABA3AF5523EDDA.png" xlink:type="simple" xlink:show="embed" xlink:actuate="onLoad" loext:mime-type="image/png">
            <text:p/>
          </draw:image>
        </draw:frame>
        <draw:frame draw:style-name="gr6" draw:text-style-name="P8" draw:layer="layout" svg:width="12cm" svg:height="0.973cm" svg:x="1.3cm" svg:y="1.028cm">
          <draw:text-box>
            <text:p><text:span text:style-name="T7">“</text:span><text:span text:style-name="T7">/</text:span><text:span text:style-name="T7">arti</text:span><text:span text:style-name="T7">cles</text:span><text:span text:style-name="T7">/:art</text:span><text:span text:style-name="T7">icle</text:span><text:span text:style-name="T7">_id”</text:span></text:p>
          </draw:text-box>
        </draw:frame>
        <draw:custom-shape draw:style-name="gr25" draw:text-style-name="P1" draw:layer="layout" svg:width="11.1cm" svg:height="14.999cm" svg:x="1.7cm" svg:y="3.9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cm" svg:height="3.4cm" svg:x="2.1cm" svg:y="7.101cm">
          <text:p text:style-name="P10">Article body tex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3.8cm" svg:y="5.5cm">
          <text:p text:style-name="P2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2.2cm" svg:y="5.5cm">
          <text:p text:style-name="P2"><text:span text:style-name="T1">Topi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5.4cm" svg:y="5.5cm">
          <text:p text:style-name="P2"><text:span text:style-name="T1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7cm" svg:y="5.5cm">
          <text:p text:style-name="P2"><text:span text:style-name="T1">Vot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1cm" svg:height="7cm" svg:x="2.1cm" svg:y="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8.6cm" svg:height="0.6cm" svg:x="2.9cm" svg:y="11.5cm">
          <text:p text:style-name="P11"><text:span text:style-name="T8">Comm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.6cm" svg:height="0.6cm" svg:x="2.4cm" svg:y="4.4cm">
          <text:p text:style-name="P11"><text:span text:style-name="T8">Article 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8.8cm" svg:y="5.5cm">
          <text:p text:style-name="P2"><text:span text:style-name="T1">Add Vot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8cm" svg:height="0.6cm" svg:x="10.4cm" svg:y="5.5cm">
          <text:p text:style-name="P2"><text:span text:style-name="T1">Remove vote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8.7cm" svg:height="1.6cm" svg:x="2.8cm" svg:y="12.4cm">
          <text:p text:style-name="P2"><text:span text:style-name="T1">Write com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4cm" svg:height="0.6cm" svg:x="9.9cm" svg:y="13.3cm">
          <text:p text:style-name="P2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7cm" svg:height="1.6cm" svg:x="2.8cm" svg:y="14.3cm">
          <text:p text:style-name="P13"><text:span text:style-name="T6">Comment1 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3.007cm" svg:y="15.2cm">
          <text:p text:style-name="P2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4.607cm" svg:y="15.2cm">
          <text:p text:style-name="P2"><text:span text:style-name="T1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6.207cm" svg:y="15.2cm">
          <text:p text:style-name="P2"><text:span text:style-name="T1">Vot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7.807cm" svg:y="15.2cm">
          <text:p text:style-name="P2"><text:span text:style-name="T1">Add Vot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8cm" svg:height="0.6cm" svg:x="9.407cm" svg:y="15.2cm">
          <text:p text:style-name="P2"><text:span text:style-name="T1">Remove vo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7cm" svg:height="1.6cm" svg:x="2.8cm" svg:y="16cm">
          <text:p text:style-name="P13"><text:span text:style-name="T6">Comment2 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3.007cm" svg:y="16.9cm">
          <text:p text:style-name="P2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4.607cm" svg:y="16.9cm">
          <text:p text:style-name="P2"><text:span text:style-name="T1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6.207cm" svg:y="16.9cm">
          <text:p text:style-name="P2"><text:span text:style-name="T1">Vot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cm" svg:height="0.6cm" svg:x="7.807cm" svg:y="16.9cm">
          <text:p text:style-name="P2"><text:span text:style-name="T1">Add Vot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8cm" svg:height="0.6cm" svg:x="9.407cm" svg:y="16.9cm">
          <text:p text:style-name="P2"><text:span text:style-name="T1">Remove v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cm" svg:height="1.6cm" svg:x="14cm" svg:y="5.1cm">
          <text:p text:style-name="P5"><text:span text:style-name="T1">&lt;</text:span><text:span text:style-name="T5">Article</text:span><text:span text:style-name="T1">&gt;</text:span></text:p>
          <text:p text:style-name="P5"><text:span text:style-name="T1"/></text:p>
          <text:p text:style-name="P5"><text:span text:style-name="T1">State: article[]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3.9cm" svg:height="1.1cm" svg:x="14cm" svg:y="3.1cm">
          <text:p text:style-name="P5"><text:span text:style-name="T1">&lt;</text:span><text:span text:style-name="T5">Nav</text:span><text:span text:style-name="T1">&gt;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3.9cm" svg:height="1.1cm" svg:x="14cm" svg:y="14.7cm">
          <text:p text:style-name="P5"><text:span text:style-name="T1">&lt;</text:span><text:span text:style-name="T5">CommentCard</text:span><text:span text:style-name="T1">&gt;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9cm" svg:height="1.8cm" svg:x="14cm" svg:y="11.2cm">
          <text:p text:style-name="P5"><text:span text:style-name="T1">&lt;</text:span><text:span text:style-name="T5">Comments</text:span><text:span text:style-name="T1">&gt;</text:span></text:p>
          <text:p text:style-name="P5"><text:span text:style-name="T1"/></text:p>
          <text:p text:style-name="P5"><text:span text:style-name="T1">State: comments[{}]</text:span></text:p>
          <text:p text:style-name="P5"><text:span text:style-name="T1">Props: user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4.4cm" svg:y1="3.2cm" svg:x2="12.9cm" svg:y2="3.2cm">
          <text:p/>
        </draw:line>
        <draw:line draw:style-name="gr22" draw:text-style-name="P9" draw:layer="layout" svg:x1="14.401cm" svg:y1="5.2cm" svg:x2="12.901cm" svg:y2="5.2cm">
          <text:p/>
        </draw:line>
        <draw:line draw:style-name="gr22" draw:text-style-name="P9" draw:layer="layout" svg:x1="14.1cm" svg:y1="12.1cm" svg:x2="12.2cm" svg:y2="12.1cm">
          <text:p/>
        </draw:line>
        <draw:line draw:style-name="gr22" draw:text-style-name="P9" draw:layer="layout" svg:x1="14.401cm" svg:y1="15.2cm" svg:x2="11.5cm" svg:y2="15.2cm">
          <text:p/>
        </draw:line>
        <draw:custom-shape draw:style-name="gr32" draw:text-style-name="P5" draw:layer="layout" svg:width="3.9cm" svg:height="1.1cm" svg:x="14cm" svg:y="13.3cm">
          <text:p text:style-name="P5"><text:span text:style-name="T1">&lt;</text:span><text:span text:style-name="T5">PostComment</text:span><text:span text:style-name="T1">&gt;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4.402cm" svg:y1="13.8cm" svg:x2="11.5cm" svg:y2="13.8cm">
          <text:p/>
        </draw:line>
        <draw:custom-shape draw:style-name="gr34" draw:text-style-name="P1" draw:layer="layout" svg:width="6.5cm" svg:height="4.2cm" svg:x="19.2cm" svg:y="2.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6cm" svg:height="0.973cm" svg:x="19.1cm" svg:y="1.029cm">
          <draw:text-box>
            <text:p><text:span text:style-name="T7">“</text:span><text:span text:style-name="T7">/</text:span><text:span text:style-name="T7">sign-</text:span><text:span text:style-name="T7">in</text:span></text:p>
          </draw:text-box>
        </draw:frame>
        <draw:custom-shape draw:style-name="gr35" draw:text-style-name="P2" draw:layer="layout" svg:width="6cm" svg:height="0.6cm" svg:x="19.4cm" svg:y="2.9cm">
          <text:p text:style-name="P2"><text:span text:style-name="T1">Please sign-in here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3.1cm" svg:height="2.1cm" svg:x="26.2cm" svg:y="4.2cm">
          <text:p text:style-name="P5"><text:span text:style-name="T1">&lt;</text:span><text:span text:style-name="T5">SignIn</text:span><text:span text:style-name="T1">&gt;</text:span></text:p>
          <text:p text:style-name="P5"><text:span text:style-name="T1"/></text:p>
          <text:p text:style-name="P5"><text:span text:style-name="T1">State: users[]</text:span></text:p>
          <text:p text:style-name="P5"><text:span text:style-name="T1">Props:setUser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6.202cm" svg:y1="5.2cm" svg:x2="25.5cm" svg:y2="5.3cm">
          <text:p/>
        </draw:line>
        <draw:custom-shape draw:style-name="gr35" draw:text-style-name="P15" draw:layer="layout" svg:width="6cm" svg:height="0.6cm" svg:x="19.4cm" svg:y="3.8cm">
          <text:p text:style-name="P15"><text:span text:style-name="T9">​</text:span><text:span text:style-name="T9">Input username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3.1cm" svg:height="0.6cm" svg:x="21.2cm" svg:y="4.8cm">
          <text:p text:style-name="P2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.5cm" svg:height="6.999cm" svg:x="19.2cm" svg:y="8.70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6cm" svg:height="0.973cm" svg:x="19.1cm" svg:y="7.43cm">
          <draw:text-box>
            <text:p><text:span text:style-name="T7">“</text:span><text:span text:style-name="T7">/:u</text:span><text:span text:style-name="T7">ser</text:span></text:p>
          </draw:text-box>
        </draw:frame>
        <draw:custom-shape draw:style-name="gr35" draw:text-style-name="P11" draw:layer="layout" svg:width="6cm" svg:height="0.6cm" svg:x="19.4cm" svg:y="9.301cm">
          <text:p text:style-name="P11"><text:span text:style-name="T8">Profile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3.1cm" svg:height="2.1cm" svg:x="26.2cm" svg:y="10.601cm">
          <text:p text:style-name="P5"><text:span text:style-name="T1">&lt;</text:span><text:span text:style-name="T5">Profile</text:span><text:span text:style-name="T1">&gt;</text:span></text:p>
          <text:p text:style-name="P5"><text:span text:style-name="T1"/></text:p>
          <text:p text:style-name="P5"><text:span text:style-name="T1">State: user{}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6.202cm" svg:y1="11.601cm" svg:x2="25.5cm" svg:y2="11.701cm">
          <text:p/>
        </draw:line>
        <draw:custom-shape draw:style-name="gr35" draw:text-style-name="P16" draw:layer="layout" svg:width="6cm" svg:height="0.6cm" svg:x="19.4cm" svg:y="10.201cm">
          <text:p text:style-name="P16"><text:span text:style-name="T10">username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6cm" svg:height="0.6cm" svg:x="19.4cm" svg:y="11.101cm">
          <text:p text:style-name="P16"><text:span text:style-name="T10">name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cm" svg:height="3.199cm" svg:x="19.4cm" svg:y="12.001cm">
          <text:p text:style-name="P16"><text:span text:style-name="T10">avat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2:58:42.489664422</meta:creation-date>
    <dc:date>2022-01-11T12:03:20.282707876</dc:date>
    <meta:editing-duration>PT3H14M39S</meta:editing-duration>
    <meta:editing-cycles>29</meta:editing-cycles>
    <meta:generator>LibreOffice/6.4.7.2$Linux_X86_64 LibreOffice_project/40$Build-2</meta:generator>
    <meta:document-statistic meta:object-count="118"/>
  </office:meta>
</office:document-meta>
</file>